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xml:id="id1" draw:id="id1" draw:layer="layout" svg:width="1.874cm" svg:height="0.962cm" svg:x="1.635cm" svg:y="3.794cm">
          <draw:text-box>
            <text:p>input</text:p>
          </draw:text-box>
        </draw:frame>
        <draw:custom-shape draw:style-name="gr2" draw:text-style-name="P1" xml:id="id2" draw:id="id2" draw:layer="layout" svg:width="6.731cm" svg:height="1.397cm" svg:x="5.572cm" svg:y="4.894cm">
          <text:p text:style-name="P1">Feature extrac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3.509cm" svg:y1="4.275cm" svg:x2="5.572cm" svg:y2="5.592cm" draw:start-shape="id1" draw:start-glue-point="1" draw:end-shape="id2" draw:end-glue-point="3" svg:d="m3509 4275h500l1061 1317h502" svg:viewBox="0 0 2064 1318">
          <text:p/>
        </draw:connector>
        <draw:custom-shape draw:style-name="gr2" draw:text-style-name="P1" xml:id="id3" draw:id="id3" draw:layer="layout" svg:width="5.842cm" svg:height="1.397cm" svg:x="7.223cm" svg:y="12.049cm">
          <text:p text:style-name="P1">Genre recogni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8.937cm" svg:y1="6.291cm" svg:x2="10.144cm" svg:y2="12.049cm" draw:start-shape="id2" draw:start-glue-point="2" draw:end-shape="id3" draw:end-glue-point="0" svg:d="m8937 6291v500l1207 4756v502" svg:viewBox="0 0 1208 5759">
          <text:p/>
        </draw:connector>
        <draw:custom-shape draw:style-name="gr2" draw:text-style-name="P1" xml:id="id4" draw:id="id4" draw:layer="layout" svg:width="5.842cm" svg:height="1.524cm" svg:x="1.889cm" svg:y="16.367cm">
          <text:p text:style-name="P1">Analyze DB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0.144cm" svg:y1="13.446cm" svg:x2="4.81cm" svg:y2="16.367cm" draw:start-shape="id3" draw:start-glue-point="2" draw:end-shape="id4" draw:end-glue-point="0" svg:d="m10144 13446v500l-5334 1920v501" svg:viewBox="0 0 5335 2922">
          <text:p/>
        </draw:connector>
        <draw:custom-shape draw:style-name="gr2" draw:text-style-name="P1" xml:id="id5" draw:id="id5" draw:layer="layout" svg:width="5.969cm" svg:height="1.524cm" svg:x="12.687cm" svg:y="16.327cm">
          <text:p text:style-name="P1">Analyze Son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0.144cm" svg:y1="13.446cm" svg:x2="15.671cm" svg:y2="16.327cm" draw:start-shape="id3" draw:start-glue-point="2" draw:end-shape="id5" draw:end-glue-point="0" svg:d="m10144 13446v500l5527 1880v501" svg:viewBox="0 0 5528 2882">
          <text:p/>
        </draw:connector>
        <draw:custom-shape draw:style-name="gr2" draw:text-style-name="P1" xml:id="id6" draw:id="id6" draw:layer="layout" svg:width="6.604cm" svg:height="1.651cm" svg:x="6.796cm" svg:y="19.95cm">
          <text:p text:style-name="P1">Feature extrac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4.81cm" svg:y1="17.891cm" svg:x2="10.098cm" svg:y2="19.95cm" draw:start-shape="id4" draw:start-glue-point="2" draw:end-shape="id6" draw:end-glue-point="0" svg:d="m4810 17891v501l5288 1056v502" svg:viewBox="0 0 5289 2060">
          <text:p/>
        </draw:connector>
        <draw:custom-shape draw:style-name="gr2" draw:text-style-name="P1" xml:id="id7" draw:id="id7" draw:layer="layout" svg:width="5.461cm" svg:height="1.397cm" svg:x="13.954cm" svg:y="5.11cm">
          <text:p text:style-name="P1">Tonality (TODO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2.303cm" svg:y1="5.592cm" svg:x2="13.954cm" svg:y2="5.808cm" draw:start-shape="id2" draw:start-glue-point="1" draw:end-shape="id7" svg:d="m12303 5592h500l649 216h502" svg:viewBox="0 0 1652 2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nceton Ferro</meta:initial-creator>
    <meta:creation-date>2013-06-29T11:31:00.445307140</meta:creation-date>
    <dc:date>2013-06-29T12:37:39.965461178</dc:date>
    <dc:creator>Princeton Ferro</dc:creator>
    <meta:editing-duration>PT21M9S</meta:editing-duration>
    <meta:editing-cycles>1</meta:editing-cycles>
    <meta:document-statistic meta:object-count="13"/>
    <meta:generator>LibreOffice/4.1.0.0.beta2$Linux_X86_64 LibreOffice_project/410$Build-0</meta:generator>
  </office:meta>
</office:document-meta>
</file>